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c4ee" officeooo:paragraph-rsid="0002c4e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2c4ee" officeooo:paragraph-rsid="0002c4e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1c12" officeooo:paragraph-rsid="00031c1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83bb" officeooo:paragraph-rsid="000383b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c4ee" officeooo:paragraph-rsid="0002c4e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31c1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383b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5f5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7c01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d234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c12" officeooo:paragraph-rsid="000d3c53" style:font-size-asian="10.5pt" style:font-weight-asian="normal" style:font-size-complex="12pt" style:font-weight-complex="normal"/>
    </style:style>
    <style:style style:name="T1" style:family="text">
      <style:text-properties officeooo:rsid="00031c12"/>
    </style:style>
    <style:style style:name="T2" style:family="text">
      <style:text-properties officeooo:rsid="000383bb"/>
    </style:style>
    <style:style style:name="T3" style:family="text">
      <style:text-properties officeooo:rsid="000a81a2"/>
    </style:style>
    <style:style style:name="T4" style:family="text">
      <style:text-properties officeooo:rsid="000aecbd"/>
    </style:style>
    <style:style style:name="T5" style:family="text">
      <style:text-properties officeooo:rsid="000cc340"/>
    </style:style>
    <style:style style:name="T6" style:family="text">
      <style:text-properties officeooo:rsid="000d3c53"/>
    </style:style>
    <style:style style:name="T7" style:family="text">
      <style:text-properties officeooo:rsid="000d7e9b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 Mini-project</text:p>
      <text:p text:style-name="P2">Members</text:p>
      <text:p text:style-name="P5">Eric John Juta - </text:p>
      <text:p text:style-name="P5">Kashif Khan - </text:p>
      <text:p text:style-name="P5">Yonathan Maalo - <text:span text:style-name="T1">120591833</text:span></text:p>
      <text:p text:style-name="P5"/>
      <text:p text:style-name="P3">Titanic</text:p>
      <text:p text:style-name="P6"/>
      <text:p text:style-name="P6"><text:span text:style-name="T8">Method used: </text:span><text:span text:style-name="T6">Random Forest / Conditional forest</text:span></text:p>
      <text:p text:style-name="P6"><text:span text:style-name="T8">Dealing with: </text:span><text:span text:style-name="T6">Missing data- Predicted, manually assigned and set as the median value depending on the variable missing | Feature Selection – | Feature Engineering-</text:span></text:p>
      <text:p text:style-name="P6"><text:span text:style-name="T8">Hard parts&amp;solutions:</text:span> <text:span text:style-name="T7">Pre processing the data – Age: rpart/predict. Embarked: Assigned manually. Fare: median. Family ID: re-group.</text:span></text:p>
      <text:p text:style-name="P11"><text:span text:style-name="T8">Time to train model &amp; test:</text:span> <text:span text:style-name="T6">Train time – XX | Test time - XX</text:span></text:p>
      <text:p text:style-name="P6"><text:span text:style-name="T8">Time spent:</text:span> <text:span text:style-name="T5">19 days</text:span></text:p>
      <text:p text:style-name="P8"><text:span text:style-name="T8">Contribution:</text:span> <text:span text:style-name="T2">Eric: Scripted &amp; Researched models | <text:s/>Kashif: Researched models, Scripted &amp; Formatted the data | Yonathan: Researched models</text:span></text:p>
      <text:p text:style-name="P6"><text:span text:style-name="T8">Kaggle name:</text:span> <text:span text:style-name="T2">Kashif</text:span></text:p>
      <text:p text:style-name="P6"/>
      <text:p text:style-name="P6"/>
      <text:p text:style-name="P6"/>
      <text:p text:style-name="P4">Bike Sharing</text:p>
      <text:p text:style-name="P7"/>
      <text:p text:style-name="P10"><text:span text:style-name="T8">Method used: </text:span><text:span text:style-name="T2">Gradient Boosted Tree. Trained separate models to predict the number of registered users and casual users. Combined the predictions of both models.</text:span></text:p>
      <text:p text:style-name="P7"><text:span text:style-name="T8">Dealing with: </text:span><text:span text:style-name="T3">Feature Engineering – Split date-time into year, month,day, hour and weekday. </text:span></text:p>
      <text:p text:style-name="P7"><text:span text:style-name="T8">Hard parts&amp;solutions:</text:span> <text:span text:style-name="T4">Feature Engineering. Split the data and see if there are variances in the number of bikes being rented according to any split. Make the relevant splits of data a feature.</text:span></text:p>
      <text:p text:style-name="P7"><text:span text:style-name="T8">Time to train model &amp; test:</text:span> <text:bookmark-start text:name="__DdeLink__4_2023058686"/><text:span text:style-name="T6">Train time – XX | Test time - XX</text:span><text:bookmark-end text:name="__DdeLink__4_2023058686"/></text:p>
      <text:p text:style-name="P7"><text:span text:style-name="T8">Time spent: </text:span><text:span text:style-name="T5">10 days</text:span></text:p>
      <text:p text:style-name="P9"><text:span text:style-name="T8">Contribution:</text:span> <text:span text:style-name="T2">Eric: Scripted | <text:s/>Kashif: Researched models | Yonathan: Scripted <text:s/>&amp; Researched models</text:span></text:p>
      <text:p text:style-name="P7"><text:span text:style-name="T8">Kaggle name: </text:span><text:span text:style-name="T2">rej1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nathan Maalo</meta:initial-creator>
    <meta:creation-date>2014-11-27T09:17:09.131973205</meta:creation-date>
    <dc:date>2014-11-27T10:29:49.454704469</dc:date>
    <dc:creator>Yonathan Maalo</dc:creator>
    <meta:editing-duration>PT1H1M7S</meta:editing-duration>
    <meta:editing-cycles>19</meta:editing-cycles>
    <meta:generator>LibreOffice/4.1.4.2$Linux_X86_64 LibreOffice_project/410$Build-2</meta:generator>
    <meta:document-statistic meta:table-count="0" meta:image-count="0" meta:object-count="0" meta:page-count="1" meta:paragraph-count="21" meta:word-count="207" meta:character-count="1325" meta:non-whitespace-character-count="1128"/>
  </office:meta>
</office:document-meta>
</file>